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text-indent="0.635cm" style:auto-text-indent="false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 style:list-style-name="WWNum1"/>
    <style:style style:name="P4" style:family="paragraph" style:parent-style-name="Standard" style:list-style-name="WWNum1">
      <style:text-properties officeooo:paragraph-rsid="001e7db6"/>
    </style:style>
    <style:style style:name="P5" style:family="paragraph" style:parent-style-name="Standard" style:list-style-name="WWNum1">
      <style:paragraph-properties fo:margin-left="1.27cm" fo:margin-right="0cm" fo:text-indent="0.635cm" style:auto-text-indent="false"/>
    </style:style>
    <style:style style:name="P6" style:family="paragraph" style:parent-style-name="Standard" style:list-style-name="WWNum1">
      <style:paragraph-properties fo:margin-left="1.27cm" fo:margin-right="0cm" fo:text-indent="0.635cm" style:auto-text-indent="false"/>
      <style:text-properties officeooo:rsid="001e7db6" officeooo:paragraph-rsid="001e7db6"/>
    </style:style>
    <style:style style:name="P7" style:family="paragraph" style:parent-style-name="Standard" style:list-style-name="WWNum1">
      <style:paragraph-properties fo:margin-left="2.54cm" fo:margin-right="0cm" fo:text-indent="1.905cm" style:auto-text-indent="false"/>
    </style:style>
    <style:style style:name="P8" style:family="paragraph" style:parent-style-name="Standard" style:list-style-name="WWNum1">
      <style:paragraph-properties fo:margin-left="1.251cm" fo:margin-right="0cm" fo:text-indent="0.635cm" style:auto-text-indent="false"/>
    </style:style>
    <style:style style:name="P9" style:family="paragraph" style:parent-style-name="Standard" style:list-style-name="WWNum1">
      <style:paragraph-properties fo:margin-left="2.501cm" fo:margin-right="0cm" fo:text-indent="1.905cm" style:auto-text-indent="false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CESO</text:span>.</text:p>
      <text:list xml:id="list5836955419303498283" text:style-name="WWNum1">
        <text:list-item>
          <text:p text:style-name="P5">Selección de Tema: Testing. Proceso TDD (Desarrollo guiado por pruebas)</text:p>
        </text:list-item>
        <text:list-item>
          <text:p text:style-name="P5">Investigación sobre la Temática TDD. </text:p>
          <text:list>
            <text:list-item>
              <text:p text:style-name="P7">Algunas prácticas en la temática. Libro Carlos Ble.</text:p>
            </text:list-item>
          </text:list>
        </text:list-item>
        <text:list-item>
          <text:p text:style-name="P5">Selección de Problema a resolver.</text:p>
          <text:list>
            <text:list-item>
              <text:p text:style-name="P7">Localización de Posibles Usuarios.</text:p>
            </text:list-item>
          </text:list>
        </text:list-item>
        <text:list-item>
          <text:p text:style-name="P5">Planificación TFA. Redacción Formulario.</text:p>
        </text:list-item>
        <text:list-item>
          <text:p text:style-name="P5">Listado de funcionalidades deseadas.</text:p>
        </text:list-item>
        <text:list-item>
          <text:p text:style-name="P5">Construcción del ERS.</text:p>
          <text:list>
            <text:list-item>
              <text:p text:style-name="P7">Redacción Secciones.</text:p>
            </text:list-item>
            <text:list-item>
              <text:p text:style-name="P7">Acomodar Funcionalidades en Requerimientos.</text:p>
            </text:list-item>
          </text:list>
        </text:list-item>
        <text:list-item>
          <text:p text:style-name="P5">Construcción de Canvas Model. Modelo de Negocio.</text:p>
          <text:list>
            <text:list-item>
              <text:p text:style-name="P7">Completar Formulario Beca Jóvenes Graduados.</text:p>
            </text:list-item>
            <text:list-item>
              <text:p text:style-name="P7">Planificación Proyecto. Fecha Límite: <text:span text:style-name="T1">Marzo</text:span>.</text:p>
            </text:list-item>
          </text:list>
        </text:list-item>
        <text:list-item>
          <text:p text:style-name="P8">Diseño de afuera hacia adentro.</text:p>
          <text:list>
            <text:list-item>
              <text:p text:style-name="P9">Diseño prototipo de Interfaces. (Mookup)</text:p>
            </text:list-item>
            <text:list-item>
              <text:p text:style-name="P9">Construcción de Historias de Usuario.</text:p>
            </text:list-item>
            <text:list-item>
              <text:p text:style-name="P9">Construcción de Escenarios.</text:p>
            </text:list-item>
            <text:list-item>
              <text:p text:style-name="P9">Construcción de Ejemplos.</text:p>
            </text:list-item>
          </text:list>
        </text:list-item>
      </text:list>
      <text:p text:style-name="P1"/>
      <text:list xml:id="list83626316280985" text:continue-numbering="true" text:style-name="WWNum1">
        <text:list-item>
          <text:p text:style-name="P8">Selección de Tecnología: Ruby on Rails.</text:p>
          <text:list>
            <text:list-item>
              <text:p text:style-name="P7">Investigación sobre la tecnología. </text:p>
            </text:list-item>
            <text:list-item>
              <text:p text:style-name="P7">Investigación Testing unitario en Ruby. (xUnit, RSpec, MiniTest)</text:p>
            </text:list-item>
            <text:list-item>
              <text:p text:style-name="P7">Investigación sobre TDD.</text:p>
            </text:list-item>
            <text:list-item>
              <text:p text:style-name="P7">Investigación sobre BDD y especificaciones por ejemplos.</text:p>
            </text:list-item>
            <text:list-item>
              <text:p text:style-name="P7">Curso SaaS. Berkeley.</text:p>
            </text:list-item>
          </text:list>
        </text:list-item>
        <text:list-item>
          <text:p text:style-name="P5">Creación de repositorio de código.</text:p>
        </text:list-item>
        <text:list-item>
          <text:p text:style-name="P5">Codificación de Ejemplos siguiendo BDD.</text:p>
        </text:list-item>
        <text:list-item>
          <text:p text:style-name="P3">Codificación de Ejemplos siguiendo metodología TDD en Ruby</text:p>
        </text:list-item>
        <text:list-item>
          <text:p text:style-name="P5">Diseño de Interfaces.</text:p>
        </text:list-item>
        <text:list-item>
          <text:p text:style-name="P4">Codificación BackEnd.</text:p>
        </text:list-item>
        <text:list-item>
          <text:p text:style-name="P5">Codificación FrontEnd.</text:p>
        </text:list-item>
        <text:list-item>
          <text:p text:style-name="P5">Integración continua.</text:p>
        </text:list-item>
        <text:list-item>
          <text:p text:style-name="P6">Codificación hacia adentro sin BDD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>
        <style:tab-stops>
          <style:tab-stop style:position="1.27cm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s" fo:country="AR" style:font-name-asian="Droid Sans" style:font-family-asian="'Droid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847cm" fo:margin-bottom="0.212cm" style:contextual-spacing="false" style:line-height-at-least="0.176cm" fo:text-align="start" style:justify-single-word="false" fo:orphans="0" fo:widows="0" fo:hyphenation-ladder-count="no-limit" style:writing-mode="lr-tb"/>
      <style:text-properties fo:color="#00000a" style:font-name="Liberation Serif1" fo:font-family="'Liberation Serif'" style:font-family-generic="swiss" style:font-pitch="variable" fo:font-size="18pt" fo:language="es" fo:country="AR" fo:font-weight="bold" style:font-name-asian="Droid Sans Fallback" style:font-family-asian="'Droid Sans Fallback'" style:font-family-generic-asian="system" style:font-pitch-asian="variable" style:font-size-asian="18pt" style:language-asian="zh" style:country-asian="CN" style:font-weight-asian="bold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635cm" fo:margin-bottom="0.141cm" style:contextual-spacing="false" style:line-height-at-least="0.176cm" fo:text-align="start" style:justify-single-word="false" fo:orphans="0" fo:widows="0" fo:hyphenation-ladder-count="no-limit" style:writing-mode="lr-tb"/>
      <style:text-properties fo:color="#00000a" style:font-name="Liberation Serif1" fo:font-family="'Liberation Serif'" style:font-family-generic="swiss" style:font-pitch="variable" fo:font-size="14pt" fo:language="es" fo:country="AR" fo:font-weight="bold" style:font-name-asian="Droid Sans Fallback" style:font-family-asian="'Droid Sans Fallback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494cm" fo:margin-bottom="0.141cm" style:contextual-spacing="false" style:line-height-at-least="0.176cm" fo:text-align="start" style:justify-single-word="false" fo:orphans="0" fo:widows="0" fo:hyphenation-ladder-count="no-limit" style:writing-mode="lr-tb"/>
      <style:text-properties fo:color="#666666" style:font-name="Liberation Serif1" fo:font-family="'Liberation Serif'" style:font-family-generic="swiss" style:font-pitch="variable" fo:font-size="12pt" fo:language="es" fo:country="AR" fo:font-weight="bold" style:font-name-asian="Droid Sans Fallback" style:font-family-asian="'Droid Sans Fallback'" style:font-family-generic-asian="system" style:font-pitch-asian="variable" style:font-size-asian="12pt" style:language-asian="zh" style:country-asian="CN" style:font-weight-asian="bold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423cm" fo:margin-bottom="0.071cm" style:contextual-spacing="false" style:line-height-at-least="0.176cm" fo:text-align="start" style:justify-single-word="false" fo:orphans="0" fo:widows="0" fo:hyphenation-ladder-count="no-limit" style:writing-mode="lr-tb"/>
      <style:text-properties fo:color="#666666" style:font-name="Liberation Serif1" fo:font-family="'Liberation Serif'" style:font-family-generic="swiss" style:font-pitch="variable" fo:font-size="11pt" fo:language="es" fo:country="AR" fo:font-style="italic" style:font-name-asian="Droid Sans Fallback" style:font-family-asian="'Droid Sans Fallback'" style:font-family-generic-asian="system" style:font-pitch-asian="variable" style:font-size-asian="11pt" style:language-asian="zh" style:country-asian="CN" style:font-style-asian="italic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388cm" fo:margin-bottom="0.071cm" style:contextual-spacing="false" style:line-height-at-least="0.176cm" fo:text-align="start" style:justify-single-word="false" fo:orphans="0" fo:widows="0" fo:hyphenation-ladder-count="no-limit" style:writing-mode="lr-tb"/>
      <style:text-properties fo:color="#666666" style:font-name="Liberation Serif1" fo:font-family="'Liberation Serif'" style:font-family-generic="swiss" style:font-pitch="variable" fo:font-size="10pt" fo:language="es" fo:country="AR" fo:font-weight="bold" style:font-name-asian="Droid Sans Fallback" style:font-family-asian="'Droid Sans Fallback'" style:font-family-generic-asian="system" style:font-pitch-asian="variable" style:font-size-asian="10pt" style:language-asian="zh" style:country-asian="CN" style:font-weight-asian="bold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353cm" fo:margin-bottom="0.071cm" style:contextual-spacing="false" style:line-height-at-least="0.176cm" fo:text-align="start" style:justify-single-word="false" fo:orphans="0" fo:widows="0" fo:hyphenation-ladder-count="no-limit" style:writing-mode="lr-tb"/>
      <style:text-properties fo:color="#666666" style:font-name="Liberation Serif1" fo:font-family="'Liberation Serif'" style:font-family-generic="swiss" style:font-pitch="variable" fo:font-size="10pt" fo:language="es" fo:country="AR" fo:font-style="italic" style:font-name-asian="Droid Sans Fallback" style:font-family-asian="'Droid Sans Fallback'" style:font-family-generic-asian="system" style:font-pitch-asian="variable" style:font-size-asian="10pt" style:language-asian="zh" style:country-asian="CN" style:font-style-asian="italic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O-normal" style:family="paragraph" style:default-outline-level=""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style:writing-mode="lr-tb">
        <style:tab-stops>
          <style:tab-stop style:position="1.2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roman" style:font-pitch="variable" fo:font-size="11pt" fo:language="es" fo:country="AR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LO-normal" style:default-outline-level="" style:class="chapter">
      <style:paragraph-properties fo:margin-top="0.847cm" fo:margin-bottom="0.212cm" style:contextual-spacing="false" style:line-height-at-least="0.176cm" fo:text-align="center" style:justify-single-word="false"/>
      <style:text-properties fo:font-size="36pt" fo:font-weight="bold" style:font-size-asian="36pt" style:font-weight-asian="bold" style:font-size-complex="18pt" style:font-weight-complex="bold"/>
    </style:style>
    <style:style style:name="Subtitle" style:family="paragraph" style:parent-style-name="LO-normal" style:default-outline-level="" style:class="chapter">
      <style:paragraph-properties fo:margin-top="0.635cm" fo:margin-bottom="0.141cm" style:contextual-spacing="false" style:line-height-at-least="0.176cm" fo:text-align="center" style:justify-single-word="false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14pt" style:font-style-complex="italic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3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3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3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3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3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3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3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0.499cm" fo:margin-right="0.499cm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s-AR</dc:language>
    <meta:editing-cycles>1</meta:editing-cycles>
    <dc:title>Proceso VoxDei.docx</dc:title>
    <meta:editing-duration>P0D</meta:editing-duration>
    <meta:generator>LibreOffice/4.2.6.3$Linux_x86 LibreOffice_project/420m0$Build-3</meta:generator>
    <dc:date>2014-09-23T08:36:25.873512000</dc:date>
    <dc:creator>Think </dc:creator>
    <meta:document-statistic meta:table-count="0" meta:image-count="0" meta:object-count="0" meta:page-count="1" meta:paragraph-count="33" meta:word-count="183" meta:character-count="1220" meta:non-whitespace-character-count="1100"/>
  </office:meta>
</office:document-meta>
</file>